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color="#1155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Lien Facebook : <text:line-break/><text:a xlink:type="simple" xlink:href="https://www.facebook.com/moha.lam.9883739" office:target-frame-name="_blank" xlink:show="new" text:style-name="Internet_20_link" text:visited-style-name="Visited_20_Internet_20_Link"><text:span text:style-name="T1">https://www.facebook.com/moha.lam.9883739</text:span></text:a></text:p>
      <text:p text:style-name="Standard"/>
      <text:p text:style-name="Standard">Twitter : @lam2momo</text:p>
      <text:p text:style-name="Standard"/>
      <text:p text:style-name="Standard"/>
      <text:p text:style-name="P1">ACTUALITÉS</text:p>
      <text:p text:style-name="Standard"/>
      <text:p text:style-name="Standard">Biographie de la députée Mauritanienne Kadiata Malick Diallo à paraître, éditions SYDO. </text:p>
      <text:p text:style-name="Standard"/>
      <text:p text:style-name="Standard">Biographie de Aldiouma Cissoko, réfugié Mauritanien au Sénégal. </text:p>
      <text:p text:style-name="Standard"/>
      <text:p text:style-name="Standard">Publications diasporiques: pôle production Perspectives Afrique </text:p>
      <text:p text:style-name="Standard"/>
      <text:p text:style-name="Standard"/>
      <text:p text:style-name="P1">BIBLIOTHEQUE :</text:p>
      <text:p text:style-name="Standard"/>
      <text:p text:style-name="P3">Ouvrages :</text:p>
      <text:p text:style-name="Standard"/>
      <text:p text:style-name="Standard">- L'Oubli Volontaire, pour un nouveau contrat social en Mauritanie, édition SYDO (1ère édition 2018)</text:p>
      <text:p text:style-name="Standard"/>
      <text:p text:style-name="Standard">- Voter Utile, ouvrage collectif, éditions Lam 2019</text:p>
      <text:p text:style-name="Standard"/>
      <text:p text:style-name="Standard">- Bourreaux et victimes, la face cachée d'un peuple, éditions Lam, 2020</text:p>
      <text:p text:style-name="Standard"/>
      <text:p text:style-name="P3">Articles :</text:p>
      <text:p text:style-name="Standard"/>
      <text:p text:style-name="Standard">- Comprendre Biram à travers Sartre </text:p>
      <text:p text:style-name="Standard"/>
      <text:p text:style-name="Standard"><text:a xlink:type="simple" xlink:href="https://www.google.com/amp/s/soninkideesjose.wordpress.com/2019/11/22/%25E3%2580%258Acomprendre-biram-dah-abeid-a-travers-sartre-%25E3%2580%258B-par-lessayiste-mauritanien-mohamed-lam/amp/" office:target-frame-name="_blank" xlink:show="new" text:style-name="Internet_20_link" text:visited-style-name="Visited_20_Internet_20_Link"><text:span text:style-name="T1">https://www.google.com/amp/s/soninkideesjose.wordpress.com/2019/11/22/%25E3%2580%258Acomprendre-biram-dah-abeid-a-travers-sartre-%25E3%2580%258B-par-lessayiste-mauritanien-mohamed-lam/amp/</text:span></text:a></text:p>
      <text:p text:style-name="Standard"/>
      <text:p text:style-name="Standard">- Le Covid-19 dément Samuel P Huntington </text:p>
      <text:p text:style-name="Standard"/>
      <text:p text:style-name="Standard"><text:a xlink:type="simple" xlink:href="https://www.diaspocom.com/Accueil/le-covid-19-dement-samuel-p-huntington/" office:target-frame-name="_blank" xlink:show="new" text:style-name="Internet_20_link" text:visited-style-name="Visited_20_Internet_20_Link"><text:span text:style-name="T1">https://www.diaspocom.com/Accueil/le-covid-19-dement-samuel-p-huntington/</text:span></text:a></text:p>
      <text:p text:style-name="Standard"/>
      <text:p text:style-name="Standard">- Réflexion : Des espoirs de liberté</text:p>
      <text:p text:style-name="Standard"/>
      <text:p text:style-name="Standard"><text:a xlink:type="simple" xlink:href="https://soninkideesjose.wordpress.com/2020/03/12/reflexion-des-espoirs-de-liberte-par-lecrivain-mohamed-lam/" office:target-frame-name="_blank" xlink:show="new" text:style-name="Internet_20_link" text:visited-style-name="Visited_20_Internet_20_Link"><text:span text:style-name="T1">https://soninkideesjose.wordpress.com/2020/03/12/reflexion-des-espoirs-de-liberte-par-lecrivain-mohamed-lam/</text:span></text:a></text:p>
      <text:p text:style-name="Standard"/>
      <text:p text:style-name="Standard">- Restitution Conférence-débat/ Université Bordeaux Montaigne /Intervention de l'écrivain Mohamed Lam </text:p>
      <text:p text:style-name="Standard"/>
      <text:p text:style-name="Standard"><text:a xlink:type="simple" xlink:href="https://soninkideesjose.wordpress.com/2020/03/05/restitution-conference-debatuniversite-de-bordeaux-montaignede-loubli-volontaire-pour-un-nouveau-contrat-social-en-mauritanie/" office:target-frame-name="_blank" xlink:show="new" text:style-name="Internet_20_link" text:visited-style-name="Visited_20_Internet_20_Link"><text:span text:style-name="T1">https://soninkideesjose.wordpress.com/2020/03/05/restitution-conference-debatuniversite-de-bordeaux-montaignede-loubli-volontaire-pour-un-nouveau-contrat-social-en-mauritanie/</text:span></text:a></text:p>
      <text:p text:style-name="Standard"/>
      <text:p text:style-name="Standard"><text:soft-page-break/>- Réflexion : Lettre à mes frères et sœurs Maures-Arabes-berbères </text:p>
      <text:p text:style-name="Standard"/>
      <text:p text:style-name="Standard"><text:a xlink:type="simple" xlink:href="https://soninkideesjose.wordpress.com/2020/02/26/tribune-lettre-a-mes-freres-et-soeurs-maures-arabes-berberes-par-le-jeune-ecrivain-mohamed-lam/" office:target-frame-name="_blank" xlink:show="new" text:style-name="Internet_20_link" text:visited-style-name="Visited_20_Internet_20_Link"><text:span text:style-name="T1">https://soninkideesjose.wordpress.com/2020/02/26/tribune-lettre-a-mes-freres-et-soeurs-maures-arabes-berberes-par-le-jeune-ecrivain-mohamed-lam/</text:span></text:a></text:p>
      <text:p text:style-name="P1"/>
      <text:p text:style-name="P2"/>
      <text:p text:style-name="P2">Autres :</text:p>
      <text:p text:style-name="Standard"/>
      <text:p text:style-name="P2">PRIX DU LIVRE DE L'ANNÉE 2019</text:p>
      <text:p text:style-name="Standard"/>
      <text:p text:style-name="Standard">ADRAR INDFO:</text:p>
      <text:p text:style-name="Standard"><text:a xlink:type="simple" xlink:href="http://adrar-info.net/?p=59756" office:target-frame-name="_blank" xlink:show="new" text:style-name="Internet_20_link" text:visited-style-name="Visited_20_Internet_20_Link"><text:span text:style-name="T1">http://adrar-info.net/?p=59756</text:span></text:a></text:p>
      <text:p text:style-name="Standard"/>
      <text:p text:style-name="Standard">CRIDEM :</text:p>
      <text:p text:style-name="Standard"> <text:a xlink:type="simple" xlink:href="http://cridem.org/C_Info.php?article=731344" office:target-frame-name="_blank" xlink:show="new" text:style-name="Internet_20_link" text:visited-style-name="Visited_20_Internet_20_Link"><text:span text:style-name="T1">http://cridem.org/C_Info.php?article=731344</text:span></text:a></text:p>
      <text:p text:style-name="Standard"/>
      <text:p text:style-name="Standard">SONINKIDÉES J'OSE :</text:p>
      <text:p text:style-name="Standard"><text:a xlink:type="simple" xlink:href="https://soninkideesjose.wordpress.com/2020/01/11/rmi-info-awards-2019-un-bref-photoreportage-de-notre-blog/" office:target-frame-name="_blank" xlink:show="new" text:style-name="Internet_20_link" text:visited-style-name="Visited_20_Internet_20_Link"><text:span text:style-name="T1">https://soninkideesjose.wordpress.com/2020/01/11/rmi-info-awards-2019-un-bref-photoreportage-de-notre-blog/</text:span></text:a></text:p>
      <text:p text:style-name="Standard"/>
      <text:p text:style-name="Standard"><text:a xlink:type="simple" xlink:href="http://rmi-info.com/rmi-awards-celebration-des-talents-de-la-diaspora-en-direct-sur-rmi-info-com/" office:target-frame-name="_blank" xlink:show="new" text:style-name="Internet_20_link" text:visited-style-name="Visited_20_Internet_20_Link"><text:span text:style-name="T1">http://rmi-info.com/rmi-awards-celebration-des-talents-de-la-diaspora-en-direct-sur-rmi-info-com/</text:span></text:a></text:p>
      <text:p text:style-name="Standard"/>
      <text:p text:style-name="P2"/>
      <text:p text:style-name="P2">VOTER UTILE, APPEL A LA JEUNESSE AFRICAINE</text:p>
      <text:p text:style-name="Standard"/>
      <text:p text:style-name="Standard"><text:a xlink:type="simple" xlink:href="https://www.diaspocom.com/Accueil/voter-utile-appel-a-la-jeunesse-mauritanienne-et-africaine/" text:style-name="Internet_20_link" text:visited-style-name="Visited_20_Internet_20_Link">https://www.diaspocom.com/Accueil/voter-utile-appel-a-la-jeunesse-mauritanienne-et-africaine/</text:a> </text:p>
      <text:p text:style-name="Standard"/>
      <text:p text:style-name="Standard">EVENEMENT SEMINAIRE </text:p>
      <text:p text:style-name="Standard"/>
      <text:p text:style-name="Standard"><text:a xlink:type="simple" xlink:href="https://en-marche.fr/evenements/2019-04-13-1er-seminaire-bordeaux-metropole-grande-marche-des-quartiers-citoyennete-1?fbclid=IwAR19d51hZQz3lwConuXXhRs5kym05gOHn9sGGkfSRC3dtlWTd7kzzWYsI4Y" text:style-name="Internet_20_link" text:visited-style-name="Visited_20_Internet_20_Link">https://en-marche.fr/evenements/2019-04-13-1er-seminaire-bordeaux-metropole-grande-marche-des-quartiers-citoyennete-1?fbclid=IwAR19d51hZQz3lwConuXXhRs5kym05gOHn9sGGkfSRC3dtlWTd7kzzWYsI4Y</text:a> </text:p>
      <text:p text:style-name="Standard"/>
      <text:p text:style-name="Standard"/>
      <text:p text:style-name="Standard"/>
      <text:p text:style-name="P1">POUR LA RUBRIQUE INTERVIEW</text:p>
      <text:p text:style-name="Standard"/>
      <text:p text:style-name="Standard">EMISSION REGARDS D'AILLEURS SUR RMIFINFO.COM</text:p>
      <text:p text:style-name="Standard"/>
      <text:p text:style-name="Standard"><text:a xlink:type="simple" xlink:href="https://www.youtube.com/watch?v=qKAfeXAgRlU&amp;t=191s" text:style-name="Internet_20_link" text:visited-style-name="Visited_20_Internet_20_Link">https://www.youtube.com/watch?v=qKAfeXAgRlU&amp;t=191s</text:a> </text:p>
      <text:p text:style-name="Standard"/>
      <text:p text:style-name="Standard">TABLE RONDE : Penser et écrire l'Afrique de demain.</text:p>
      <text:p text:style-name="Standard"/>
      <text:p text:style-name="Standard"><text:a xlink:type="simple" xlink:href="https://www.youtube.com/watch?v=eE8VRMGi9mE" text:style-name="Internet_20_link" text:visited-style-name="Visited_20_Internet_20_Link">https://www.youtube.com/watch?v=eE8VRMGi9mE</text:a> </text:p>
      <text:p text:style-name="Standard"/>
      <text:p text:style-name="Standard"/>
      <text:p text:style-name="Standard">INTERWIEW ITINERANTE Réalisée par Moussa Diop de Kaddu Sénégalais de Bordeaux</text:p>
      <text:p text:style-name="Standard"/>
      <text:p text:style-name="Standard"><text:a xlink:type="simple" xlink:href="https://www.youtube.com/watch?v=J7EFynXM-qU" text:style-name="Internet_20_link" text:visited-style-name="Visited_20_Internet_20_Link">https://www.youtube.com/watch?v=J7EFynXM-qU</text:a> </text:p>
      <text:p text:style-name="Standard"/>
      <text:p text:style-name="Standard">INTERVENTION ECHANGES AVEC LES MAURITANIENS DE BORDEAUX</text:p>
      <text:p text:style-name="Standard"/>
      <text:p text:style-name="Standard"><text:soft-page-break/><text:a xlink:type="simple" xlink:href="https://www.youtube.com/watch?v=SiU13YO9I-8" text:style-name="Internet_20_link" text:visited-style-name="Visited_20_Internet_20_Link">https://www.youtube.com/watch?v=SiU13YO9I-8</text:a> </text:p>
      <text:p text:style-name="Standard"/>
      <text:p text:style-name="Standard">ENTRETIEN / CAMPAGNE DE SENSIBILISATION CONTRE LE COVID 19</text:p>
      <text:p text:style-name="Standard"><text:a xlink:type="simple" xlink:href="https://www.youtube.com/watch?v=keVqvHNWMto" text:style-name="Internet_20_link" text:visited-style-name="Visited_20_Internet_20_Link">https://www.youtube.com/watch?v=keVqvHNWMto</text:a>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ohamed LAM</meta:initial-creator>
    <meta:creation-date>2020-04-14T19:54:50.12</meta:creation-date>
    <meta:document-statistic meta:table-count="0" meta:image-count="0" meta:object-count="0" meta:page-count="3" meta:paragraph-count="46" meta:word-count="201" meta:character-count="2763"/>
    <dc:date>2020-04-14T20:24:54.54</dc:date>
    <dc:creator>Mohamed LAM</dc:creator>
    <meta:editing-duration>PT14M53S</meta:editing-duration>
    <meta:editing-cycles>1</meta:editing-cycles>
    <meta:generator>OpenOffice/4.1.5$Win32 OpenOffice.org_project/415m1$Build-9789</meta:generator>
  </office:meta>
</office:document-meta>
</file>